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Mangal" svg:font-family="Mangal" style:font-family-generic="roman" style:font-pitch="variable"/>
    <style:font-face style:name="Liberation Sans" svg:font-family="'Liberation Sans'" style:font-family-generic="swiss" style:font-pitch="variable"/>
    <style:font-face style:name="Segoe UI" svg:font-family="'Segoe UI'"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Standard">
      <style:paragraph-properties fo:line-height="200%"/>
    </style:style>
    <style:style style:name="P3" style:family="paragraph" style:parent-style-name="Header" style:master-page-name="MPF0">
      <style:paragraph-properties fo:text-align="end" style:justify-single-word="false" style:page-number="auto" fo:break-before="page"/>
    </style:style>
    <style:style style:name="T1" style:family="text">
      <style:text-properties fo:font-style="italic" style:font-style-asian="italic" style:font-style-complex="italic"/>
    </style:style>
    <style:style style:name="T2" style:family="text">
      <style:text-properties fo:font-size="11pt" style:font-size-asian="11pt" style:font-size-complex="11pt"/>
    </style:style>
    <style:style style:name="T3" style:family="text">
      <style:text-properties fo:font-size="11pt" fo:font-style="italic" style:font-size-asian="11pt" style:font-style-asian="italic" style:font-size-complex="11pt" style:font-style-complex="italic"/>
    </style:style>
    <style:style style:name="T4" style:family="text">
      <style:text-properties officeooo:rsid="001b539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2">Irony In The Narrative</text:p>
      <text:p text:style-name="P2">Arden Rasmussen, E&amp;D 106, Fall 2016</text:p>
      <text:p text:style-name="P2">September 23, 2016</text:p>
      <text:p text:style-name="P2"><text:tab/>In the <text:span text:style-name="Default_20_Paragraph_20_Font"><text:span text:style-name="T1">Narrative of the Life of Fredrick Douglass</text:span></text:span>, there is often some form of one of the three types of irony. The form of irony that will be examined here is the <text:span text:style-name="T4">dramatic</text:span> irony that is present when Douglass is working at the shipyards. During this time period in his life, Douglass is tasting his first sense of freedom, as he is for the first time, working and living entirely on his own, and providing for himself. Before this point there is a portion of the <text:span text:style-name="Default_20_Paragraph_20_Font"><text:span text:style-name="T1">Narrative</text:span></text:span> where Douglass makes a very inspirational and interesting soliloquy about the freedom of the boats on the bay. These two points <text:span text:style-name="T4">are</text:span> where some dramatic irony can be found.</text:p>
      <text:p text:style-name="P2"><text:tab/>If it can be assumed that Douglass’ opinions and thoughts about the freedom of the boats does not completely change, and he neglects to <text:span text:style-name="T4">write</text:span> in his narrative, then the dramatic irony that is found in relation to the motif of the boats can clearly be found.</text:p>
      <text:p text:style-name="Standard"><text:tab/>You are loosed from your moorings, and are free; I am fast in my chains, and am a slave! You move merrily before the gentle gale, and I sadly before the bloody whip! You are freedom’s swift-winged angles, that fly round the world; I am confined in bands of iron! … O that I could also go! Could I but swim! If I could fly! O, why was I born a man, of whom to make a brute!”<text:span text:style-name="Footnote_20_Reference"><text:note text:id="ftn1" text:note-class="footnote"><text:note-citation>1</text:note-citation><text:note-body><text:p text:style-name="Footnote"><text:span text:style-name="Default_20_Paragraph_20_Font"><text:span text:style-name="T2">Frederick Douglass, </text:span></text:span><text:span text:style-name="Default_20_Paragraph_20_Font"><text:span text:style-name="T3">Narrative of the Life of Frederick Douglass, an American Slave</text:span></text:span><text:span text:style-name="Default_20_Paragraph_20_Font"><text:span text:style-name="T2">, ed. Ira Dworkin(New York: Penguin, 2014), 67.</text:span></text:span></text:p></text:note-body></text:note></text:span></text:p>
      <text:p text:style-name="P2"/>
      <text:p text:style-name="P2">In this extract, Douglass clearly shows that he views ships to be as closely to a physical manifestation of freedom, as one can get, as he calls them; <text:span text:style-name="Default_20_Paragraph_20_Font"><text:span text:style-name="T1">freedom’s swift-winged angles</text:span></text:span>. From this text, we can see that ships are one of the freest objects one can see, as they are free to travel around the world (There is some irony here as even ships must be controlled by their captains, but this is not the irony that is being analyzed here).</text:p>
      <text:p text:style-name="P2"><text:tab/>Near to the end of chapter ten in the <text:span text:style-name="Default_20_Paragraph_20_Font"><text:span text:style-name="T1">Narrative</text:span></text:span> Douglass begins working in ship yards, for a period of time. “Master Huge hired me to Mr. William Gardner, an extensive ship-builder, of Fell’s Point. I was put there to learn how to calk” (88). This is the point where the true irony <text:soft-page-break/>comes into view. At this point in the novel, Douglass is still very much a slave, and is treated extremely poorly, and in just a few pages, he describes a horrid beating that he received for no reason. And yet there he is, a slave building ships. And he himself considered ships to be the freest something can be, and a slave as he previously says in his soliloquy, is still <text:span text:style-name="Default_20_Paragraph_20_Font"><text:span text:style-name="T1">confined in bands of iron</text:span></text:span>. This is very clearly dramatic irony, due to the fact that a slave, someone with little to no freedom, is creating a ship, something with as much freedom that is physically possible. This is something of ironic interest, where the enslaved build and make the free.</text:p>
      <text:p text:style-name="P2"><text:tab/><text:span text:style-name="T4">This irony can be used for a multitude of different reasons, and one possibility is that </text:span>Douglass uses this irony to show that the slaves are what makes a man. The idea that a slave is building a ship <text:span text:style-name="T4">which is a symbol of freedom</text:span>, can be extrapolated to the idea that the slaves, in some sense, make the slave owner, <text:span text:style-name="T4">who is also completely free</text:span>. This itself is ironic, but also is maintained as true throughout the <text:span text:style-name="Default_20_Paragraph_20_Font"><text:span text:style-name="T1">Narrative</text:span></text:span>. If a slave owner has all bad slaves, they are not respected, and eventually fail, because they are not profitable enough. Even in Douglass’ own case, he is a <text:span text:style-name="T4">disrespectful</text:span> slave, and so he is sold out to be broken, and made into a submissive slave that will do what he is told. If slaves were to mean nothing to the slave owners, then this would be pointless, but because the slaves make the owner, the slaves must be made to be better so that they can create a better master. <text:span text:style-name="T4">This is one possible example of the use of the irony that is present in the idea that a slave makes a symbol of freedom. Douglass uses this idea to demonstrate how influential slaves were weather they knew it or not, they are what makes a person fre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Mangal" svg:font-family="Mangal" style:font-family-generic="roman" style:font-pitch="variable"/>
    <style:font-face style:name="Liberation Sans" svg:font-family="'Liberation Sans'" style:font-family-generic="swiss" style:font-pitch="variable"/>
    <style:font-face style:name="Segoe UI" svg:font-family="'Segoe UI'"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in" fo:margin-bottom="0.0972in" loext:contextual-spacing="false" fo:line-height="120%"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Header" style:family="paragraph" style:parent-style-name="Standard" style:class="extra">
      <style:paragraph-properties fo:hyphenation-ladder-count="no-limit" text:number-lines="false" text:line-number="0">
        <style:tab-stops>
          <style:tab-stop style:position="3.25in" style:type="center"/>
          <style:tab-stop style:position="6.5in" style:type="right"/>
        </style:tab-stops>
      </style:paragraph-properties>
      <style:text-properties fo:hyphenate="false"/>
    </style:style>
    <style:style style:name="Footnote" style:family="paragraph" style:parent-style-name="Standard" style:class="extra">
      <style:paragraph-properties fo:margin-left="0.2354in" fo:margin-right="0in" fo:hyphenation-ladder-count="no-limit" fo:text-indent="-0.2354in" style:auto-text-indent="false" text:number-lines="false" text:line-number="0">
        <style:tab-stops/>
      </style:paragraph-properties>
      <style:text-properties fo:font-size="10pt" style:font-size-asian="10pt" style:font-size-complex="10pt" fo:hyphenate="false"/>
    </style:style>
    <style:style style:name="Footer" style:family="paragraph" style:parent-style-name="Normal" style:class="extra">
      <style:paragraph-properties fo:hyphenation-ladder-count="no-limit">
        <style:tab-stops>
          <style:tab-stop style:position="3.25in" style:type="center"/>
          <style:tab-stop style:position="6.5in" style:type="right"/>
        </style:tab-stops>
      </style:paragraph-properties>
      <style:text-properties style:font-name-complex="Mangal" style:font-family-complex="Mangal" style:font-family-generic-complex="roman" style:font-pitch-complex="variable" style:font-size-complex="10.5pt" fo:hyphenate="false"/>
    </style:style>
    <style:style style:name="Balloon_20_Text" style:display-name="Balloon Text" style:family="paragraph" style:parent-style-name="Normal">
      <style:paragraph-properties fo:hyphenation-ladder-count="no-limit"/>
      <style:text-properties style:font-name="Segoe UI" fo:font-family="'Segoe UI'" style:font-family-generic="swiss" style:font-pitch="variable" fo:font-size="9pt" style:font-size-asian="9pt" style:font-name-complex="Mangal" style:font-family-complex="Mangal" style:font-family-generic-complex="roman" style:font-pitch-complex="variable" style:font-size-complex="8pt" fo:hyphenate="false"/>
    </style:style>
    <style:style style:name="Default_20_Paragraph_20_Font" style:display-name="Default Paragraph Font" style:family="text"/>
    <style:style style:name="Footnote_20_Symbol" style:display-name="Footnote Symbol" style:family="text"/>
    <style:style style:name="Footnote_20_anchor" style:display-name="Footnote anchor" style:family="text">
      <style:text-properties style:text-position="super 67%"/>
    </style:style>
    <style:style style:name="Footnote_20_Reference" style:display-name="Footnote Reference" style:family="text" style:parent-style-name="Default_20_Paragraph_20_Font">
      <style:text-properties style:text-position="super 67%"/>
    </style:style>
    <style:style style:name="Footer_20_Char" style:display-name="Footer Char" style:family="text" style:parent-style-name="Default_20_Paragraph_20_Font">
      <style:text-properties style:font-name-complex="Mangal" style:font-family-complex="Mangal" style:font-family-generic-complex="roman" style:font-pitch-complex="variable" style:font-size-complex="10.5pt"/>
    </style:style>
    <style:style style:name="Balloon_20_Text_20_Char" style:display-name="Balloon Text Char" style:family="text" style:parent-style-name="Default_20_Paragraph_20_Font">
      <style:text-properties style:font-name="Segoe UI" fo:font-family="'Segoe UI'" style:font-family-generic="swiss" style:font-pitch="variable" fo:font-size="9pt" style:font-size-asian="9pt" style:font-name-complex="Mangal" style:font-family-complex="Mangal" style:font-family-generic-complex="roman" style:font-pitch-complex="variable" style:font-size-complex="8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Reference" text:citation-body-style-name="Footnote_20_Referenc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Head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5in" fo:margin-left="1in" fo:margin-right="1in" style:writing-mode="lr-tb" style:footnote-max-height="0in">
        <style:footnote-sep style:width="0.0071in" style:line-style="solid" style:adjustment="left" style:rel-width="33%" style:color="#000000"/>
      </style:page-layout-properties>
      <style:header-style>
        <style:header-footer-properties fo:min-height="0.2402in" fo:margin-left="0in" fo:margin-right="0in" fo:margin-bottom="0in" style:dynamic-spacing="true"/>
      </style:header-style>
      <style:footer-style/>
    </style:page-layout>
    <style:page-layout style:name="Mpm3">
      <style:page-layout-properties fo:page-width="8.5in" fo:page-height="11in" style:num-format="1" style:print-orientation="portrait" fo:margin-top="0.7874in" fo:margin-bottom="0.5in" fo:margin-left="1in" fo:margin-right="1in" style:writing-mode="lr-tb"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header>
        <text:p text:style-name="MP1">Rasmussen-<text:page-number text:select-page="current">2</text:page-number></text:p>
      </style:header>
    </style:master-page>
    <style:master-page style:name="MPF0" style:page-layout-name="Mpm3" style:next-style-name="MP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1.2$Windows_x86 LibreOffice_project/31dd62db80d4e60af04904455ec9c9219178d620</meta:generator>
    <meta:initial-creator>Arden Rasmussen</meta:initial-creator>
    <meta:creation-date>2016-09-22T11:20:00Z</meta:creation-date>
    <dc:date>2016-09-25T15:00:51.299000000</dc:date>
    <meta:print-date>2016-09-25T21:20:00Z</meta:print-date>
    <meta:editing-cycles>7</meta:editing-cycles>
    <meta:editing-duration>PT37M6S</meta:editing-duration>
    <meta:document-statistic meta:table-count="0" meta:image-count="0" meta:object-count="0" meta:page-count="2" meta:paragraph-count="11" meta:word-count="750" meta:character-count="4036" meta:non-whitespace-character-count="3292"/>
    <meta:template xlink:type="simple" xlink:actuate="onRequest" xlink:title="" xlink:href="Normal"/>
  </office:meta>
</office:document-meta>
</file>